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FreeSans3" svg:font-family="FreeSans" style:font-family-generic="modern" style:font-pitch="fixed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FreeSans" svg:font-family="FreeSans" style:font-family-generic="swiss" style:font-pitch="variable"/>
    <style:font-face style:name="Nimbus Sans" svg:font-family="'Nimbus Sans'" style:font-family-generic="swiss" style:font-pitch="variable"/>
    <style:font-face style:name="FreeSans1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Preformatted_20_Text">
      <style:text-properties style:font-name="FreeSans"/>
    </style:style>
    <style:style style:name="P2" style:family="paragraph" style:parent-style-name="Preformatted_20_Text">
      <style:text-properties style:font-name="FreeSans" fo:font-size="10pt" officeooo:rsid="00096c45" style:font-name-asian="Nimbus Mono PS" style:font-size-asian="10pt" style:font-name-complex="FreeSans3" style:font-size-complex="10pt"/>
    </style:style>
    <style:style style:name="P3" style:family="paragraph" style:parent-style-name="Preformatted_20_Text">
      <style:text-properties style:font-name="FreeSans" fo:font-size="10pt" officeooo:rsid="0013501d" officeooo:paragraph-rsid="0013501d" style:font-name-asian="Nimbus Mono PS" style:font-size-asian="10pt" style:font-name-complex="FreeSans3" style:font-size-complex="10pt"/>
    </style:style>
    <style:style style:name="P4" style:family="paragraph" style:parent-style-name="Preformatted_20_Text">
      <style:text-properties style:font-name="FreeSans" fo:font-size="12pt" style:font-size-asian="12pt" style:font-size-complex="12pt"/>
    </style:style>
    <style:style style:name="P5" style:family="paragraph" style:parent-style-name="Preformatted_20_Text">
      <style:text-properties style:font-name="FreeSans" fo:font-size="12pt" officeooo:paragraph-rsid="000b6811" style:font-size-asian="12pt" style:font-size-complex="12pt"/>
    </style:style>
    <style:style style:name="P6" style:family="paragraph" style:parent-style-name="Preformatted_20_Text">
      <style:text-properties style:font-name="FreeSans" fo:font-size="12pt" officeooo:rsid="00096c45" officeooo:paragraph-rsid="00096c45" style:font-name-asian="Nimbus Mono PS" style:font-size-asian="12pt" style:font-name-complex="FreeSans3" style:font-size-complex="12pt"/>
    </style:style>
    <style:style style:name="P7" style:family="paragraph" style:parent-style-name="Preformatted_20_Text">
      <style:text-properties style:font-name="FreeSans" fo:font-size="12pt" officeooo:rsid="00096c45" officeooo:paragraph-rsid="000b6811" style:font-name-asian="Nimbus Mono PS" style:font-size-asian="12pt" style:font-name-complex="FreeSans3" style:font-size-complex="12pt"/>
    </style:style>
    <style:style style:name="P8" style:family="paragraph" style:parent-style-name="Preformatted_20_Text">
      <style:text-properties style:font-name="FreeSans" fo:font-size="12pt" officeooo:rsid="000b6811" officeooo:paragraph-rsid="000b6811" style:font-name-asian="Nimbus Mono PS" style:font-size-asian="12pt" style:font-name-complex="FreeSans3" style:font-size-complex="12pt"/>
    </style:style>
    <style:style style:name="P9" style:family="paragraph" style:parent-style-name="Preformatted_20_Text">
      <style:text-properties style:font-name="FreeSans" fo:font-size="12pt" officeooo:rsid="000f2e94" officeooo:paragraph-rsid="000f2e94" style:font-name-asian="Nimbus Mono PS" style:font-size-asian="12pt" style:font-name-complex="FreeSans3" style:font-size-complex="12pt"/>
    </style:style>
    <style:style style:name="P10" style:family="paragraph" style:parent-style-name="Preformatted_20_Text">
      <style:text-properties style:font-name="FreeSans" fo:font-size="12pt" officeooo:rsid="000f68a8" officeooo:paragraph-rsid="0013501d" style:font-name-asian="Nimbus Mono PS" style:font-size-asian="12pt" style:font-name-complex="FreeSans3" style:font-size-complex="12pt"/>
    </style:style>
    <style:style style:name="P11" style:family="paragraph" style:parent-style-name="Preformatted_20_Text">
      <style:text-properties style:font-name="FreeSans" fo:font-size="12pt" officeooo:rsid="0013501d" officeooo:paragraph-rsid="0013501d" style:font-name-asian="Nimbus Mono PS" style:font-size-asian="12pt" style:font-name-complex="FreeSans3" style:font-size-complex="12pt"/>
    </style:style>
    <style:style style:name="P12" style:family="paragraph" style:parent-style-name="Preformatted_20_Text">
      <style:text-properties style:font-name="FreeSans" fo:font-size="12pt" fo:font-style="italic" fo:font-weight="bold" officeooo:rsid="0013501d" officeooo:paragraph-rsid="0013501d" style:font-name-asian="Nimbus Mono PS" style:font-size-asian="12pt" style:font-style-asian="italic" style:font-weight-asian="bold" style:font-name-complex="FreeSans3" style:font-size-complex="12pt" style:font-style-complex="italic" style:font-weight-complex="bold"/>
    </style:style>
    <style:style style:name="P13" style:family="paragraph" style:parent-style-name="Preformatted_20_Text">
      <style:text-properties style:font-name="FreeSans" fo:font-size="12pt" fo:font-style="italic" style:text-underline-style="solid" style:text-underline-width="auto" style:text-underline-color="font-color" fo:font-weight="bold" officeooo:rsid="0013501d" officeooo:paragraph-rsid="0013501d" style:font-name-asian="Nimbus Mono PS" style:font-size-asian="12pt" style:font-style-asian="italic" style:font-weight-asian="bold" style:font-name-complex="FreeSans3" style:font-size-complex="12pt" style:font-style-complex="italic" style:font-weight-complex="bold"/>
    </style:style>
    <style:style style:name="P14" style:family="paragraph" style:parent-style-name="Preformatted_20_Text">
      <style:text-properties style:font-name="FreeSans" fo:font-size="12pt" fo:font-weight="bold" officeooo:rsid="0013501d" officeooo:paragraph-rsid="0013501d" style:font-name-asian="Nimbus Mono PS" style:font-size-asian="12pt" style:font-weight-asian="bold" style:font-name-complex="FreeSans3" style:font-size-complex="12pt" style:font-weight-complex="bold"/>
    </style:style>
    <style:style style:name="P15" style:family="paragraph" style:parent-style-name="Preformatted_20_Text">
      <style:text-properties style:font-name="FreeSans" fo:font-size="12pt" fo:font-weight="bold" officeooo:rsid="001525ca" officeooo:paragraph-rsid="001525ca" style:font-name-asian="Nimbus Mono PS" style:font-size-asian="12pt" style:font-weight-asian="bold" style:font-name-complex="FreeSans3" style:font-size-complex="12pt" style:font-weight-complex="bold"/>
    </style:style>
    <style:style style:name="P16" style:family="paragraph" style:parent-style-name="Preformatted_20_Text">
      <style:text-properties style:font-name="FreeSans" fo:font-size="12pt" fo:font-weight="normal" officeooo:rsid="001525ca" officeooo:paragraph-rsid="001525ca" style:font-name-asian="Nimbus Mono PS" style:font-size-asian="12pt" style:font-weight-asian="normal" style:font-name-complex="FreeSans3" style:font-size-complex="12pt" style:font-weight-complex="normal"/>
    </style:style>
    <style:style style:name="P17" style:family="paragraph" style:parent-style-name="Preformatted_20_Text">
      <style:text-properties style:font-name="FreeSans" fo:font-size="12pt" style:text-underline-style="solid" style:text-underline-width="auto" style:text-underline-color="font-color" officeooo:rsid="0016cc03" officeooo:paragraph-rsid="0016cc03" style:font-name-asian="Nimbus Mono PS" style:font-size-asian="12pt" style:font-name-complex="FreeSans3" style:font-size-complex="12pt"/>
    </style:style>
    <style:style style:name="P18" style:family="paragraph" style:parent-style-name="Preformatted_20_Text">
      <style:text-properties style:font-name="FreeSans" fo:font-size="12pt" style:text-underline-style="none" officeooo:rsid="0016cc03" officeooo:paragraph-rsid="0016cc03" style:font-name-asian="Nimbus Mono PS" style:font-size-asian="12pt" style:font-name-complex="FreeSans3" style:font-size-complex="12pt"/>
    </style:style>
    <style:style style:name="P19" style:family="paragraph" style:parent-style-name="Preformatted_20_Text">
      <style:text-properties style:font-name="FreeSans" fo:font-size="16pt" fo:font-weight="bold" officeooo:rsid="00096c45" style:font-size-asian="16pt" style:font-weight-asian="bold" style:font-size-complex="16pt" style:font-weight-complex="bold"/>
    </style:style>
    <style:style style:name="P20" style:family="paragraph" style:parent-style-name="Preformatted_20_Text">
      <style:text-properties style:font-name="FreeSans" fo:font-weight="bold" style:font-weight-asian="bold" style:font-weight-complex="bold"/>
    </style:style>
    <style:style style:name="P21" style:family="paragraph" style:parent-style-name="Preformatted_20_Text">
      <style:text-properties style:font-name="FreeSans" fo:font-size="14pt" fo:font-weight="bold" style:font-size-asian="14pt" style:font-weight-asian="bold" style:font-size-complex="14pt" style:font-weight-complex="bold"/>
    </style:style>
    <style:style style:name="P22" style:family="paragraph" style:parent-style-name="Preformatted_20_Text">
      <style:text-properties style:font-name="FreeSan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3" style:family="paragraph" style:parent-style-name="Preformatted_20_Text">
      <style:text-properties style:font-name="FreeSans" officeooo:paragraph-rsid="00112173"/>
    </style:style>
    <style:style style:name="P24" style:family="paragraph" style:parent-style-name="Preformatted_20_Text">
      <style:text-properties style:font-name="FreeSans" officeooo:rsid="0017e505" officeooo:paragraph-rsid="0016cc03"/>
    </style:style>
    <style:style style:name="P25" style:family="paragraph" style:parent-style-name="Preformatted_20_Text">
      <style:text-properties style:font-name="FreeSans" officeooo:rsid="0017e505" officeooo:paragraph-rsid="0017e505"/>
    </style:style>
    <style:style style:name="P26" style:family="paragraph" style:parent-style-name="Preformatted_20_Text">
      <style:text-properties style:text-underline-style="solid" style:text-underline-width="auto" style:text-underline-color="font-color" officeooo:paragraph-rsid="0013501d"/>
    </style:style>
    <style:style style:name="P27" style:family="paragraph" style:parent-style-name="Preformatted_20_Text">
      <style:text-properties officeooo:paragraph-rsid="0013eaf2"/>
    </style:style>
    <style:style style:name="P28" style:family="paragraph" style:parent-style-name="Preformatted_20_Text">
      <style:text-properties officeooo:paragraph-rsid="001525ca"/>
    </style:style>
    <style:style style:name="P29" style:family="paragraph" style:parent-style-name="Preformatted_20_Text">
      <style:text-properties officeooo:rsid="0016cc03" officeooo:paragraph-rsid="0016cc03"/>
    </style:style>
    <style:style style:name="P30" style:family="paragraph" style:parent-style-name="Preformatted_20_Text">
      <style:text-properties officeooo:paragraph-rsid="0016cc03"/>
    </style:style>
    <style:style style:name="P31" style:family="paragraph" style:parent-style-name="Preformatted_20_Text">
      <style:text-properties style:font-name="FreeSans" fo:font-size="12pt" officeooo:rsid="001525ca" officeooo:paragraph-rsid="001525ca" style:font-name-asian="Nimbus Mono PS" style:font-size-asian="12pt" style:font-name-complex="FreeSans3" style:font-size-complex="12pt"/>
    </style:style>
    <style:style style:name="P32" style:family="paragraph" style:parent-style-name="Preformatted_20_Text">
      <style:text-properties style:font-name="FreeSans" fo:font-size="12pt" officeooo:rsid="000f68a8" officeooo:paragraph-rsid="0013501d" style:font-name-asian="Nimbus Mono PS" style:font-size-asian="12pt" style:font-name-complex="FreeSans3" style:font-size-complex="12pt"/>
    </style:style>
    <style:style style:name="P33" style:family="paragraph" style:parent-style-name="Preformatted_20_Text">
      <style:text-properties style:font-name="FreeSans" fo:font-size="12pt" officeooo:rsid="0013eaf2" officeooo:paragraph-rsid="0013eaf2" style:font-name-asian="Nimbus Mono PS" style:font-size-asian="12pt" style:font-name-complex="FreeSans3" style:font-size-complex="12pt"/>
    </style:style>
    <style:style style:name="P34" style:family="paragraph" style:parent-style-name="Preformatted_20_Text">
      <style:text-properties style:font-name="FreeSans" fo:font-size="12pt" officeooo:rsid="0013eaf2" officeooo:paragraph-rsid="0016cc03" style:font-name-asian="Nimbus Mono PS" style:font-size-asian="12pt" style:font-name-complex="FreeSans3" style:font-size-complex="12pt"/>
    </style:style>
    <style:style style:name="P35" style:family="paragraph" style:parent-style-name="Preformatted_20_Text">
      <style:text-properties officeooo:paragraph-rsid="0019571e"/>
    </style:style>
    <style:style style:name="P36" style:family="paragraph" style:parent-style-name="Preformatted_20_Text">
      <style:text-properties officeooo:paragraph-rsid="0016cc03"/>
    </style:style>
    <style:style style:name="T1" style:family="text">
      <style:text-properties fo:font-weight="bold" officeooo:rsid="000b6811" style:font-name-asian="Nimbus Mono PS" style:font-weight-asian="bold" style:font-name-complex="FreeSans3" style:font-weight-complex="bold"/>
    </style:style>
    <style:style style:name="T2" style:family="text">
      <style:text-properties officeooo:rsid="000b6811" style:font-name-asian="Nimbus Mono PS" style:font-name-complex="FreeSans3"/>
    </style:style>
    <style:style style:name="T3" style:family="text">
      <style:text-properties style:font-name="FreeSans" fo:font-size="12pt" style:font-name-asian="Nimbus Mono PS" style:font-size-asian="12pt" style:font-name-complex="FreeSans3" style:font-size-complex="12pt"/>
    </style:style>
    <style:style style:name="T4" style:family="text">
      <style:text-properties style:font-name="FreeSans" fo:font-size="12pt" officeooo:rsid="00096c45" style:font-name-asian="Nimbus Mono PS" style:font-size-asian="12pt" style:font-name-complex="FreeSans3" style:font-size-complex="12pt"/>
    </style:style>
    <style:style style:name="T5" style:family="text">
      <style:text-properties style:font-name="FreeSans" fo:font-size="12pt" officeooo:rsid="000f2e94" style:font-name-asian="Nimbus Mono PS" style:font-size-asian="12pt" style:font-name-complex="FreeSans3" style:font-size-complex="12pt"/>
    </style:style>
    <style:style style:name="T6" style:family="text">
      <style:text-properties style:font-name="FreeSans" fo:font-size="12pt" officeooo:rsid="000b6811" style:font-name-asian="Nimbus Mono PS" style:font-size-asian="12pt" style:font-name-complex="FreeSans3" style:font-size-complex="12pt"/>
    </style:style>
    <style:style style:name="T7" style:family="text">
      <style:text-properties style:font-name="FreeSans" fo:font-size="12pt" officeooo:rsid="000f68a8" style:font-name-asian="Nimbus Mono PS" style:font-size-asian="12pt" style:font-name-complex="FreeSans3" style:font-size-complex="12pt"/>
    </style:style>
    <style:style style:name="T8" style:family="text">
      <style:text-properties style:font-name="FreeSans" fo:font-size="12pt" officeooo:rsid="00112173" style:font-name-asian="Nimbus Mono PS" style:font-size-asian="12pt" style:font-name-complex="FreeSans3" style:font-size-complex="12pt"/>
    </style:style>
    <style:style style:name="T9" style:family="text">
      <style:text-properties style:font-name="FreeSans" fo:font-size="12pt" officeooo:rsid="0013eaf2" style:font-name-asian="Nimbus Mono PS" style:font-size-asian="12pt" style:font-name-complex="FreeSans3" style:font-size-complex="12pt"/>
    </style:style>
    <style:style style:name="T10" style:family="text">
      <style:text-properties style:font-name="FreeSans" fo:font-size="12pt" officeooo:rsid="001525ca" style:font-name-asian="Nimbus Mono PS" style:font-size-asian="12pt" style:font-name-complex="FreeSans3" style:font-size-complex="12pt"/>
    </style:style>
    <style:style style:name="T11" style:family="text">
      <style:text-properties style:font-name="FreeSans" fo:font-size="12pt" officeooo:rsid="0016cc03" style:font-name-asian="Nimbus Mono PS" style:font-size-asian="12pt" style:font-name-complex="FreeSans3" style:font-size-complex="12pt"/>
    </style:style>
    <style:style style:name="T12" style:family="text">
      <style:text-properties style:font-name="FreeSans" fo:font-size="12pt" officeooo:rsid="0019571e" style:font-name-asian="Nimbus Mono PS" style:font-size-asian="12pt" style:font-name-complex="FreeSans3" style:font-size-complex="12pt"/>
    </style:style>
    <style:style style:name="T13" style:family="text">
      <style:text-properties style:font-name="FreeSans" fo:font-size="12pt" style:text-underline-style="none" officeooo:rsid="0019571e" style:font-name-asian="Nimbus Mono PS" style:font-size-asian="12pt" style:font-name-complex="FreeSans3" style:font-size-complex="12pt"/>
    </style:style>
    <style:style style:name="T14" style:family="text">
      <style:text-properties style:font-name="FreeSans" fo:font-size="12pt" style:text-underline-style="none" officeooo:rsid="001525ca" style:font-name-asian="Nimbus Mono PS" style:font-size-asian="12pt" style:font-name-complex="FreeSans3" style:font-size-complex="12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13eaf2"/>
    </style:style>
    <style:style style:name="T18" style:family="text">
      <style:text-properties officeooo:rsid="001525ca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10d0c" style:font-name="FreeSans" fo:font-size="12pt" officeooo:rsid="0013eaf2" fo:background-color="#069a2e" loext:char-shading-value="0" style:font-name-asian="Nimbus Mono PS" style:font-size-asian="12pt" style:font-name-complex="FreeSans3" style:font-size-complex="12pt"/>
    </style:style>
    <style:style style:name="T21" style:family="text">
      <style:text-properties fo:color="#ffde59" style:font-name="FreeSans" fo:font-size="12pt" officeooo:rsid="0013eaf2" fo:background-color="#069a2e" loext:char-shading-value="0" style:font-name-asian="Nimbus Mono PS" style:font-size-asian="12pt" style:font-name-complex="FreeSans3" style:font-size-complex="12pt"/>
    </style:style>
    <style:style style:name="T22" style:family="text">
      <style:text-properties fo:color="#ffde59" style:font-name="FreeSans" fo:font-size="12pt" officeooo:rsid="001525ca" fo:background-color="#069a2e" loext:char-shading-value="0" style:font-name-asian="Nimbus Mono PS" style:font-size-asian="12pt" style:font-name-complex="FreeSans3" style:font-size-complex="12pt"/>
    </style:style>
    <style:style style:name="T23" style:family="text">
      <style:text-properties fo:color="#ffde59" style:font-name="FreeSans" fo:font-size="12pt" officeooo:rsid="0016cc03" fo:background-color="#069a2e" loext:char-shading-value="0" style:font-name-asian="Nimbus Mono PS" style:font-size-asian="12pt" style:font-name-complex="FreeSans3" style:font-size-complex="12pt"/>
    </style:style>
    <style:style style:name="T24" style:family="text">
      <style:text-properties officeooo:rsid="0016cc03"/>
    </style:style>
    <style:style style:name="T25" style:family="text">
      <style:text-properties officeooo:rsid="001957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CNC Tool Contact Time Calculator</text:p>
      <text:p text:style-name="P2"/>
      <text:p text:style-name="P35"><text:span text:style-name="T4">All CNC machinists know that its very </text:span><text:bookmark text:name="osc_tag_system_1"/><text:span text:style-name="T4">important to </text:span><text:span text:style-name="T5">replace</text:span><text:span text:style-name="T4"> cutting tools regularly, particularly when working with hard materials such as “INCONEL 718”.</text:span></text:p>
      <text:p text:style-name="P6"/>
      <text:p text:style-name="P35"><text:span text:style-name="T4">With this application, you will be able to select </text:span><text:bookmark text:name="osc_tag_system_3"/><text:span text:style-name="T4">required operation and set time limit for tool to be in contact with material. After tool will reach </text:span><text:bookmark text:name="osc_tag_system_4"/><text:span text:style-name="T4">preset time, machine will </text:span><text:span text:style-name="T5">stop and move</text:span><text:span text:style-name="T4"> </text:span><text:span text:style-name="T6">to</text:span><text:span text:style-name="T4"> selected </text:span><text:span text:style-name="T6">position</text:span><text:span text:style-name="T4"> for </text:span><text:span text:style-name="T5">tool</text:span><text:span text:style-name="T4"> </text:span><text:span text:style-name="T6">change/</text:span><text:span text:style-name="T5">check</text:span><text:span text:style-name="T4">.</text:span></text:p>
      <text:p text:style-name="P7"/>
      <text:p text:style-name="P5"><text:span text:style-name="T2">It is for </text:span><text:span text:style-name="T1">CNC Turning only</text:span><text:span text:style-name="T2">. Application is able to take into consideration machining diameter and RPM limit(G50) in order to adapt to constant surface speed and RPM incease with smaller diameters. </text:span></text:p>
      <text:p text:style-name="P8"/>
      <text:p text:style-name="P22">Getting Started</text:p>
      <text:p text:style-name="P1"/>
      <text:p text:style-name="P9">Download zip and locate ‘Jar Application’ folder. <text:span text:style-name="T17">Y</text:span>ou will find executable jar file, sample cnc program, drawing jpeg, <text:span text:style-name="T17">run.sh, wrun.bat files.</text:span></text:p>
      <text:p text:style-name="P9"/>
      <text:p text:style-name="P23"/>
      <text:p text:style-name="P22">Prerequisites</text:p>
      <text:p text:style-name="P1"/>
      <text:p text:style-name="P11">To run this Application you will need:</text:p>
      <text:p text:style-name="P11"/>
      <text:p text:style-name="P14"><text:span text:style-name="T16">JavaFX 11</text:span> </text:p>
      <text:p text:style-name="P15">(<text:span text:style-name="T19">Included in this repository</text:span>)</text:p>
      <text:p text:style-name="P15"/>
      <text:p text:style-name="P16">But you can also download it at:</text:p>
      <text:p text:style-name="P3"><text:a xlink:type="simple" xlink:href="https://gluonhq.com/products/javafx/" text:style-name="Internet_20_link" text:visited-style-name="Visited_20_Internet_20_Link"><text:span text:style-name="T15">https://gluonhq.com/products/javafx/</text:span></text:a></text:p>
      <text:p text:style-name="P31"/>
      <text:p text:style-name="P11"/>
      <text:p text:style-name="P12">JavaOpenJDK 11+</text:p>
      <text:p text:style-name="P11">https://www.oracle.com/java/technologies/javase-jdk15-downloads.html/</text:p>
      <text:p text:style-name="P1"/>
      <text:p text:style-name="P1"/>
      <text:p text:style-name="P13">To get Application running:</text:p>
      <text:p text:style-name="P4"/>
      <text:p text:style-name="P26"><text:span text:style-name="T9">For</text:span><text:span text:style-name="T7"> Linux sys</text:span><text:span text:style-name="T8">tems: </text:span><text:span text:style-name="T7"><text:s/></text:span></text:p>
      <text:p text:style-name="P10"/>
      <text:p text:style-name="P27"><text:span text:style-name="T10">Edit</text:span><text:span text:style-name="T9"> run.sh </text:span></text:p>
      <text:p text:style-name="P27"><text:span text:style-name="T9">java --module-path </text:span><text:span text:style-name="T20">/</text:span><text:span text:style-name="T22">path/to/javafx/</text:span><text:span text:style-name="T21">javafx-sdk-11.0.2/lib/</text:span><text:span text:style-name="T9"> --add-modules javafx.controls,javafx.fxml,javafx.base,javafx.graphics -jar cnc-contact-time.jar</text:span></text:p>
      <text:p text:style-name="P33"/>
      <text:p text:style-name="P28"><text:span text:style-name="T12">Replace</text:span><text:span text:style-name="T10"> highlighted segment with path to your own javaFx/lib location.</text:span></text:p>
      <text:p text:style-name="P29"><text:span text:style-name="T10">T</text:span><text:span text:style-name="T3">hen ./run.sh via terminal</text:span></text:p>
      <text:p text:style-name="P33"/>
      <text:p text:style-name="P10"/>
      <text:p text:style-name="P10"/>
      <text:p text:style-name="P10"/>
      <text:p text:style-name="P10"/>
      <text:p text:style-name="P10"/>
      <text:p text:style-name="P17"><text:soft-page-break/>For Windows systems:</text:p>
      <text:p text:style-name="P17"/>
      <text:p text:style-name="P30"><text:span text:style-name="T10">Edit</text:span><text:span text:style-name="T9"> </text:span><text:span text:style-name="T11">w</text:span><text:span text:style-name="T9">run.</text:span><text:span text:style-name="T11">bat</text:span></text:p>
      <text:p text:style-name="P30"><text:span text:style-name="T9">jjava --module-path </text:span><text:span text:style-name="T21">"C:\</text:span><text:span text:style-name="T23">path\to</text:span><text:span text:style-name="T21">\javafx-sdk-11.0.2\lib"</text:span><text:span text:style-name="T9"> --add-modules javafx.controls,javafx.fxml,javafx.base,javafx.graphics -jar cnc-contact-time.jar</text:span></text:p>
      <text:p text:style-name="P34"/>
      <text:p text:style-name="P30"><text:span text:style-name="T13">Replace</text:span><text:span text:style-name="T14"> highlighted segment with path to your own javaFx/lib location.</text:span></text:p>
      <text:p text:style-name="P18">Then run wrun.bat</text:p>
      <text:p text:style-name="P17"/>
      <text:p text:style-name="P4"/>
      <text:p text:style-name="P1"/>
      <text:p text:style-name="P21">Built With</text:p>
      <text:p text:style-name="P1"/>
      <text:p text:style-name="P1">* <text:span text:style-name="T24">Intellij IDE</text:span></text:p>
      <text:p text:style-name="P1">* <text:span text:style-name="T24">JavaFX SceneBuilder</text:span></text:p>
      <text:p text:style-name="P1"/>
      <text:p text:style-name="P20">Authors</text:p>
      <text:p text:style-name="P1"/>
      <text:p text:style-name="P1">* <text:span text:style-name="T24">All code is written by myself (PavsterUK) https://gist.github.com/PavsterUK</text:span></text:p>
      <text:p text:style-name="P24"/>
      <text:p text:style-name="P25">Big thanks to my shop floor manager Tony Dougray for techinical contribution of CNC domain knowledge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FreeSans3" svg:font-family="FreeSans" style:font-family-generic="modern" style:font-pitch="fixed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FreeSans" svg:font-family="FreeSans" style:font-family-generic="swiss" style:font-pitch="variable"/>
    <style:font-face style:name="Nimbus Sans" svg:font-family="'Nimbus Sans'" style:font-family-generic="swiss" style:font-pitch="variable"/>
    <style:font-face style:name="FreeSans1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FreeSans3" style:font-family-complex="FreeSans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04T11:31:27.026131167</dc:date>
    <meta:editing-duration>PT11M4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31" meta:word-count="241" meta:character-count="1822" meta:non-whitespace-character-count="1611"/>
  </office:meta>
</office:document-meta>
</file>